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32" style:family="table">
      <style:table-properties style:width="6.3in" table:align="left" style:writing-mode="lr-tb"/>
    </style:style>
    <style:style style:name="Table132.A" style:family="table-column">
      <style:table-column-properties style:column-width="6.3in"/>
    </style:style>
    <style:style style:name="Table132.1" style:family="table-row">
      <style:table-row-properties fo:keep-together="auto"/>
    </style:style>
    <style:style style:name="Table132.A1" style:family="table-cell">
      <style:table-cell-properties style:vertical-align="middle" fo:background-color="#7a5ada" fo:padding="0in" fo:border="none" style:writing-mode="lr-tb">
        <style:background-image/>
      </style:table-cell-properties>
    </style:style>
    <style:style style:name="Table132.A2" style:family="table-cell">
      <style:table-cell-properties style:vertical-align="middle" fo:background-color="#eeeeff" fo:padding="0in" fo:border="none" style:writing-mode="lr-tb">
        <style:background-image/>
      </style:table-cell-properties>
    </style:style>
    <style:style style:name="Table133" style:family="table">
      <style:table-properties style:width="6.3in" table:align="left" style:writing-mode="lr-tb"/>
    </style:style>
    <style:style style:name="Table133.A" style:family="table-column">
      <style:table-column-properties style:column-width="6.3in"/>
    </style:style>
    <style:style style:name="Table133.1" style:family="table-row">
      <style:table-row-properties fo:keep-together="auto"/>
    </style:style>
    <style:style style:name="Table133.A1" style:family="table-cell">
      <style:table-cell-properties style:vertical-align="middle" fo:background-color="#7a5ada" fo:padding="0in" fo:border="none" style:writing-mode="lr-tb">
        <style:background-image/>
      </style:table-cell-properties>
    </style:style>
    <style:style style:name="Table133.A2" style:family="table-cell">
      <style:table-cell-properties style:vertical-align="middle" fo:background-color="#eeeeff" fo:padding="0in" fo:border="none" style:writing-mode="lr-tb">
        <style:background-image/>
      </style:table-cell-properties>
    </style:style>
    <style:style style:name="Table134" style:family="table">
      <style:table-properties style:width="6.3in" table:align="left" style:writing-mode="lr-tb"/>
    </style:style>
    <style:style style:name="Table134.A" style:family="table-column">
      <style:table-column-properties style:column-width="6.3in"/>
    </style:style>
    <style:style style:name="Table134.1" style:family="table-row">
      <style:table-row-properties fo:keep-together="auto"/>
    </style:style>
    <style:style style:name="Table134.A1" style:family="table-cell">
      <style:table-cell-properties style:vertical-align="middle" fo:background-color="#7a5ada" fo:padding="0in" fo:border="none" style:writing-mode="lr-tb">
        <style:background-image/>
      </style:table-cell-properties>
    </style:style>
    <style:style style:name="Table134.A2" style:family="table-cell">
      <style:table-cell-properties style:vertical-align="middle" fo:background-color="#eeeeff" fo:padding="0in" fo:border="none" style:writing-mode="lr-tb">
        <style:background-image/>
      </style:table-cell-properties>
    </style:style>
    <style:style style:name="Table135" style:family="table">
      <style:table-properties style:width="6.3in" table:align="left" style:writing-mode="lr-tb"/>
    </style:style>
    <style:style style:name="Table135.A" style:family="table-column">
      <style:table-column-properties style:column-width="6.3in"/>
    </style:style>
    <style:style style:name="Table135.1" style:family="table-row">
      <style:table-row-properties fo:keep-together="auto"/>
    </style:style>
    <style:style style:name="Table135.A1" style:family="table-cell">
      <style:table-cell-properties style:vertical-align="middle" fo:background-color="#7a5ada" fo:padding="0in" fo:border="none" style:writing-mode="lr-tb">
        <style:background-image/>
      </style:table-cell-properties>
    </style:style>
    <style:style style:name="Table135.A2" style:family="table-cell">
      <style:table-cell-properties style:vertical-align="middle" fo:background-color="#eeeeff" fo:padding="0in" fo:border="none" style:writing-mode="lr-tb">
        <style:background-image/>
      </style:table-cell-properties>
    </style:style>
    <style:style style:name="Table136" style:family="table">
      <style:table-properties style:width="6.3in" table:align="left" style:writing-mode="lr-tb"/>
    </style:style>
    <style:style style:name="Table136.A" style:family="table-column">
      <style:table-column-properties style:column-width="6.3in"/>
    </style:style>
    <style:style style:name="Table136.1" style:family="table-row">
      <style:table-row-properties fo:keep-together="auto"/>
    </style:style>
    <style:style style:name="Table136.A1" style:family="table-cell">
      <style:table-cell-properties style:vertical-align="middle" fo:background-color="#7a5ada" fo:padding="0in" fo:border="none" style:writing-mode="lr-tb">
        <style:background-image/>
      </style:table-cell-properties>
    </style:style>
    <style:style style:name="Table136.A2" style:family="table-cell">
      <style:table-cell-properties style:vertical-align="middle" fo:background-color="#eeeeff" fo:padding="0in" fo:border="none" style:writing-mode="lr-tb">
        <style:background-image/>
      </style:table-cell-properties>
    </style:style>
    <style:style style:name="Table137" style:family="table">
      <style:table-properties style:width="6.3in" table:align="left" style:writing-mode="lr-tb"/>
    </style:style>
    <style:style style:name="Table137.A" style:family="table-column">
      <style:table-column-properties style:column-width="6.3in"/>
    </style:style>
    <style:style style:name="Table137.1" style:family="table-row">
      <style:table-row-properties fo:keep-together="auto"/>
    </style:style>
    <style:style style:name="Table137.A1" style:family="table-cell">
      <style:table-cell-properties style:vertical-align="middle" fo:background-color="#7a5ada" fo:padding="0in" fo:border="none" style:writing-mode="lr-tb">
        <style:background-image/>
      </style:table-cell-properties>
    </style:style>
    <style:style style:name="Table137.A2" style:family="table-cell">
      <style:table-cell-properties style:vertical-align="middle" fo:background-color="#eeeeff" fo:padding="0in" fo:border="none" style:writing-mode="lr-tb">
        <style:background-image/>
      </style:table-cell-properties>
    </style:style>
    <style:style style:name="Table138" style:family="table">
      <style:table-properties style:width="6.3in" table:align="left" style:writing-mode="lr-tb"/>
    </style:style>
    <style:style style:name="Table138.A" style:family="table-column">
      <style:table-column-properties style:column-width="6.3in"/>
    </style:style>
    <style:style style:name="Table138.1" style:family="table-row">
      <style:table-row-properties fo:keep-together="auto"/>
    </style:style>
    <style:style style:name="Table138.A1" style:family="table-cell">
      <style:table-cell-properties style:vertical-align="middle" fo:background-color="#7a5ada" fo:padding="0in" fo:border="none" style:writing-mode="lr-tb">
        <style:background-image/>
      </style:table-cell-properties>
    </style:style>
    <style:style style:name="Table138.A2" style:family="table-cell">
      <style:table-cell-properties style:vertical-align="middle" fo:background-color="#eeeeff" fo:padding="0in" fo:border="none" style:writing-mode="lr-tb">
        <style:background-image/>
      </style:table-cell-properties>
    </style:style>
    <style:style style:name="Table139" style:family="table">
      <style:table-properties style:width="6.3in" table:align="left" style:writing-mode="lr-tb"/>
    </style:style>
    <style:style style:name="Table139.A" style:family="table-column">
      <style:table-column-properties style:column-width="6.3in"/>
    </style:style>
    <style:style style:name="Table139.1" style:family="table-row">
      <style:table-row-properties fo:keep-together="auto"/>
    </style:style>
    <style:style style:name="Table139.A1" style:family="table-cell">
      <style:table-cell-properties style:vertical-align="middle" fo:background-color="#7a5ada" fo:padding="0in" fo:border="none" style:writing-mode="lr-tb">
        <style:background-image/>
      </style:table-cell-properties>
    </style:style>
    <style:style style:name="Table139.A2" style:family="table-cell">
      <style:table-cell-properties style:vertical-align="middle" fo:background-color="#eeeeff" fo:padding="0in" fo:border="none" style:writing-mode="lr-tb">
        <style:background-image/>
      </style:table-cell-properties>
    </style:style>
    <style:style style:name="Table140" style:family="table">
      <style:table-properties style:width="6.3in" table:align="left" style:writing-mode="lr-tb"/>
    </style:style>
    <style:style style:name="Table140.A" style:family="table-column">
      <style:table-column-properties style:column-width="6.3in"/>
    </style:style>
    <style:style style:name="Table140.1" style:family="table-row">
      <style:table-row-properties fo:keep-together="auto"/>
    </style:style>
    <style:style style:name="Table140.A1" style:family="table-cell">
      <style:table-cell-properties style:vertical-align="middle" fo:background-color="#7a5ada" fo:padding="0in" fo:border="none" style:writing-mode="lr-tb">
        <style:background-image/>
      </style:table-cell-properties>
    </style:style>
    <style:style style:name="Table140.A2" style:family="table-cell">
      <style:table-cell-properties style:vertical-align="middle" fo:background-color="#eeeeff" fo:padding="0in" fo:border="none" style:writing-mode="lr-tb">
        <style:background-image/>
      </style:table-cell-properties>
    </style:style>
    <style:style style:name="Table141" style:family="table">
      <style:table-properties style:width="6.3in" table:align="left" style:writing-mode="lr-tb"/>
    </style:style>
    <style:style style:name="Table141.A" style:family="table-column">
      <style:table-column-properties style:column-width="6.3in"/>
    </style:style>
    <style:style style:name="Table141.1" style:family="table-row">
      <style:table-row-properties fo:keep-together="auto"/>
    </style:style>
    <style:style style:name="Table141.A1" style:family="table-cell">
      <style:table-cell-properties style:vertical-align="middle" fo:background-color="#bbffbb" fo:padding="0in" fo:border="none" style:writing-mode="lr-tb">
        <style:background-image/>
      </style:table-cell-properties>
    </style:style>
    <style:style style:name="Table142" style:family="table">
      <style:table-properties style:width="6.3in" table:align="left" style:writing-mode="lr-tb"/>
    </style:style>
    <style:style style:name="Table142.A" style:family="table-column">
      <style:table-column-properties style:column-width="6.3in"/>
    </style:style>
    <style:style style:name="Table142.1" style:family="table-row">
      <style:table-row-properties fo:keep-together="auto"/>
    </style:style>
    <style:style style:name="Table142.A1" style:family="table-cell">
      <style:table-cell-properties style:vertical-align="middle" fo:background-color="#7a5ada" fo:padding="0in" fo:border="none" style:writing-mode="lr-tb">
        <style:background-image/>
      </style:table-cell-properties>
    </style:style>
    <style:style style:name="Table142.A2" style:family="table-cell">
      <style:table-cell-properties style:vertical-align="middle" fo:background-color="#eeeeff" fo:padding="0in" fo:border="none" style:writing-mode="lr-tb">
        <style:background-image/>
      </style:table-cell-properties>
    </style:style>
    <style:style style:name="Table143" style:family="table">
      <style:table-properties style:width="6.3in" table:align="left" style:writing-mode="lr-tb"/>
    </style:style>
    <style:style style:name="Table143.A" style:family="table-column">
      <style:table-column-properties style:column-width="6.3in"/>
    </style:style>
    <style:style style:name="Table143.1" style:family="table-row">
      <style:table-row-properties fo:keep-together="auto"/>
    </style:style>
    <style:style style:name="Table143.A1" style:family="table-cell">
      <style:table-cell-properties style:vertical-align="middle" fo:background-color="#7a5ada" fo:padding="0in" fo:border="none" style:writing-mode="lr-tb">
        <style:background-image/>
      </style:table-cell-properties>
    </style:style>
    <style:style style:name="Table143.A2" style:family="table-cell">
      <style:table-cell-properties style:vertical-align="middle" fo:background-color="#eeeeff" fo:padding="0in" fo:border="none" style:writing-mode="lr-tb">
        <style:background-image/>
      </style:table-cell-properties>
    </style:style>
    <style:style style:name="Table144" style:family="table">
      <style:table-properties style:width="6.3in" table:align="left" style:writing-mode="lr-tb"/>
    </style:style>
    <style:style style:name="Table144.A" style:family="table-column">
      <style:table-column-properties style:column-width="6.3in"/>
    </style:style>
    <style:style style:name="Table144.1" style:family="table-row">
      <style:table-row-properties fo:keep-together="auto"/>
    </style:style>
    <style:style style:name="Table144.A1" style:family="table-cell">
      <style:table-cell-properties style:vertical-align="middle" fo:background-color="#7a5ada" fo:padding="0in" fo:border="none" style:writing-mode="lr-tb">
        <style:background-image/>
      </style:table-cell-properties>
    </style:style>
    <style:style style:name="Table144.A2" style:family="table-cell">
      <style:table-cell-properties style:vertical-align="middle" fo:background-color="#eeeeff" fo:padding="0in" fo:border="none" style:writing-mode="lr-tb">
        <style:background-image/>
      </style:table-cell-properties>
    </style:style>
    <style:style style:name="Table145" style:family="table">
      <style:table-properties style:width="6.3in" table:align="left" style:writing-mode="lr-tb"/>
    </style:style>
    <style:style style:name="Table145.A" style:family="table-column">
      <style:table-column-properties style:column-width="6.3in"/>
    </style:style>
    <style:style style:name="Table145.1" style:family="table-row">
      <style:table-row-properties fo:keep-together="auto"/>
    </style:style>
    <style:style style:name="Table145.A1" style:family="table-cell">
      <style:table-cell-properties style:vertical-align="middle" fo:background-color="#7a5ada" fo:padding="0in" fo:border="none" style:writing-mode="lr-tb">
        <style:background-image/>
      </style:table-cell-properties>
    </style:style>
    <style:style style:name="Table145.A2" style:family="table-cell">
      <style:table-cell-properties style:vertical-align="middle" fo:background-color="#eeeeff" fo:padding="0in" fo:border="none" style:writing-mode="lr-tb">
        <style:background-image/>
      </style:table-cell-properties>
    </style:style>
    <style:style style:name="Table146" style:family="table">
      <style:table-properties style:width="6.3in" table:align="left" style:writing-mode="lr-tb"/>
    </style:style>
    <style:style style:name="Table146.A" style:family="table-column">
      <style:table-column-properties style:column-width="6.3in"/>
    </style:style>
    <style:style style:name="Table146.1" style:family="table-row">
      <style:table-row-properties fo:keep-together="auto"/>
    </style:style>
    <style:style style:name="Table146.A1" style:family="table-cell">
      <style:table-cell-properties style:vertical-align="middle" fo:background-color="#7a5ada" fo:padding="0in" fo:border="none" style:writing-mode="lr-tb">
        <style:background-image/>
      </style:table-cell-properties>
    </style:style>
    <style:style style:name="Table146.A2" style:family="table-cell">
      <style:table-cell-properties style:vertical-align="middle" fo:background-color="#eeeeff" fo:padding="0in" fo:border="none" style:writing-mode="lr-tb">
        <style:background-image/>
      </style:table-cell-properties>
    </style:style>
    <style:style style:name="Table147" style:family="table">
      <style:table-properties style:width="6.3in" table:align="left" style:writing-mode="lr-tb"/>
    </style:style>
    <style:style style:name="Table147.A" style:family="table-column">
      <style:table-column-properties style:column-width="6.3in"/>
    </style:style>
    <style:style style:name="Table147.1" style:family="table-row">
      <style:table-row-properties fo:keep-together="auto"/>
    </style:style>
    <style:style style:name="Table147.A1" style:family="table-cell">
      <style:table-cell-properties style:vertical-align="middle" fo:background-color="#7a5ada" fo:padding="0in" fo:border="none" style:writing-mode="lr-tb">
        <style:background-image/>
      </style:table-cell-properties>
    </style:style>
    <style:style style:name="Table147.A2" style:family="table-cell">
      <style:table-cell-properties style:vertical-align="middle" fo:background-color="#eeeeff" fo:padding="0in" fo:border="none" style:writing-mode="lr-tb">
        <style:background-image/>
      </style:table-cell-properties>
    </style:style>
    <style:style style:name="Table148" style:family="table">
      <style:table-properties style:width="6.3in" table:align="left" style:writing-mode="lr-tb"/>
    </style:style>
    <style:style style:name="Table148.A" style:family="table-column">
      <style:table-column-properties style:column-width="6.3in"/>
    </style:style>
    <style:style style:name="Table148.1" style:family="table-row">
      <style:table-row-properties fo:keep-together="auto"/>
    </style:style>
    <style:style style:name="Table148.A1" style:family="table-cell">
      <style:table-cell-properties style:vertical-align="middle" fo:background-color="#7a5ada" fo:padding="0in" fo:border="none" style:writing-mode="lr-tb">
        <style:background-image/>
      </style:table-cell-properties>
    </style:style>
    <style:style style:name="Table148.A2" style:family="table-cell">
      <style:table-cell-properties style:vertical-align="middle" fo:background-color="#eeeeff" fo:padding="0in" fo:border="none" style:writing-mode="lr-tb">
        <style:background-image/>
      </style:table-cell-properties>
    </style:style>
    <style:style style:name="Table149" style:family="table">
      <style:table-properties style:width="6.3in" table:align="left" style:writing-mode="lr-tb"/>
    </style:style>
    <style:style style:name="Table149.A" style:family="table-column">
      <style:table-column-properties style:column-width="6.3in"/>
    </style:style>
    <style:style style:name="Table149.1" style:family="table-row">
      <style:table-row-properties fo:keep-together="auto"/>
    </style:style>
    <style:style style:name="Table149.A1" style:family="table-cell">
      <style:table-cell-properties style:vertical-align="middle" fo:background-color="#7a5ada" fo:padding="0in" fo:border="none" style:writing-mode="lr-tb">
        <style:background-image/>
      </style:table-cell-properties>
    </style:style>
    <style:style style:name="Table149.A2" style:family="table-cell">
      <style:table-cell-properties style:vertical-align="middle" fo:background-color="#eeeeff" fo:padding="0in" fo:border="none" style:writing-mode="lr-tb">
        <style:background-image/>
      </style:table-cell-properties>
    </style:style>
    <style:style style:name="Table150" style:family="table">
      <style:table-properties style:width="6.3in" table:align="left" style:writing-mode="lr-tb"/>
    </style:style>
    <style:style style:name="Table150.A" style:family="table-column">
      <style:table-column-properties style:column-width="6.3in"/>
    </style:style>
    <style:style style:name="Table150.1" style:family="table-row">
      <style:table-row-properties fo:keep-together="auto"/>
    </style:style>
    <style:style style:name="Table150.A1" style:family="table-cell">
      <style:table-cell-properties style:vertical-align="middle" fo:background-color="#bbffbb" fo:padding="0in" fo:border="none" style:writing-mode="lr-tb">
        <style:background-image/>
      </style:table-cell-properties>
    </style:style>
    <style:style style:name="Table151" style:family="table">
      <style:table-properties style:width="6.3in" table:align="left" style:writing-mode="lr-tb"/>
    </style:style>
    <style:style style:name="Table151.A" style:family="table-column">
      <style:table-column-properties style:column-width="6.3in"/>
    </style:style>
    <style:style style:name="Table151.1" style:family="table-row">
      <style:table-row-properties fo:keep-together="auto"/>
    </style:style>
    <style:style style:name="Table151.A1" style:family="table-cell">
      <style:table-cell-properties style:vertical-align="middle" fo:background-color="#7a5ada" fo:padding="0in" fo:border="none" style:writing-mode="lr-tb">
        <style:background-image/>
      </style:table-cell-properties>
    </style:style>
    <style:style style:name="Table151.A2" style:family="table-cell">
      <style:table-cell-properties style:vertical-align="middle" fo:background-color="#eeeeff" fo:padding="0in" fo:border="none" style:writing-mode="lr-tb">
        <style:background-image/>
      </style:table-cell-properties>
    </style:style>
    <style:style style:name="Table152" style:family="table">
      <style:table-properties style:width="6.3in" table:align="left" style:writing-mode="lr-tb"/>
    </style:style>
    <style:style style:name="Table152.A" style:family="table-column">
      <style:table-column-properties style:column-width="6.3in"/>
    </style:style>
    <style:style style:name="Table152.1" style:family="table-row">
      <style:table-row-properties fo:keep-together="auto"/>
    </style:style>
    <style:style style:name="Table152.A1" style:family="table-cell">
      <style:table-cell-properties style:vertical-align="middle" fo:background-color="#7a5ada" fo:padding="0in" fo:border="none" style:writing-mode="lr-tb">
        <style:background-image/>
      </style:table-cell-properties>
    </style:style>
    <style:style style:name="Table152.A2" style:family="table-cell">
      <style:table-cell-properties style:vertical-align="middle" fo:background-color="#eeeeff" fo:padding="0in" fo:border="none" style:writing-mode="lr-tb">
        <style:background-image/>
      </style:table-cell-properties>
    </style:style>
    <style:style style:name="Table153" style:family="table">
      <style:table-properties style:width="6.3in" table:align="left" style:writing-mode="lr-tb"/>
    </style:style>
    <style:style style:name="Table153.A" style:family="table-column">
      <style:table-column-properties style:column-width="6.3in"/>
    </style:style>
    <style:style style:name="Table153.1" style:family="table-row">
      <style:table-row-properties fo:keep-together="auto"/>
    </style:style>
    <style:style style:name="Table153.A1" style:family="table-cell">
      <style:table-cell-properties style:vertical-align="middle" fo:background-color="#7a5ada" fo:padding="0in" fo:border="none" style:writing-mode="lr-tb">
        <style:background-image/>
      </style:table-cell-properties>
    </style:style>
    <style:style style:name="Table153.A2" style:family="table-cell">
      <style:table-cell-properties style:vertical-align="middle" fo:background-color="#eeeeff" fo:padding="0in" fo:border="none" style:writing-mode="lr-tb">
        <style:background-image/>
      </style:table-cell-properties>
    </style:style>
    <style:style style:name="Table154" style:family="table">
      <style:table-properties style:width="6.3in" table:align="left" style:writing-mode="lr-tb"/>
    </style:style>
    <style:style style:name="Table154.A" style:family="table-column">
      <style:table-column-properties style:column-width="6.3in"/>
    </style:style>
    <style:style style:name="Table154.1" style:family="table-row">
      <style:table-row-properties fo:keep-together="auto"/>
    </style:style>
    <style:style style:name="Table154.A1" style:family="table-cell">
      <style:table-cell-properties style:vertical-align="middle" fo:background-color="#7a5ada" fo:padding="0in" fo:border="none" style:writing-mode="lr-tb">
        <style:background-image/>
      </style:table-cell-properties>
    </style:style>
    <style:style style:name="Table154.A2" style:family="table-cell">
      <style:table-cell-properties style:vertical-align="middle" fo:background-color="#eeeeff" fo:padding="0in" fo:border="none" style:writing-mode="lr-tb">
        <style:background-image/>
      </style:table-cell-properties>
    </style:style>
    <style:style style:name="Table155" style:family="table">
      <style:table-properties style:width="6.3in" table:align="left" style:writing-mode="lr-tb"/>
    </style:style>
    <style:style style:name="Table155.A" style:family="table-column">
      <style:table-column-properties style:column-width="6.3in"/>
    </style:style>
    <style:style style:name="Table155.1" style:family="table-row">
      <style:table-row-properties fo:keep-together="auto"/>
    </style:style>
    <style:style style:name="Table155.A1" style:family="table-cell">
      <style:table-cell-properties style:vertical-align="middle" fo:background-color="#7a5ada" fo:padding="0in" fo:border="none" style:writing-mode="lr-tb">
        <style:background-image/>
      </style:table-cell-properties>
    </style:style>
    <style:style style:name="Table155.A2" style:family="table-cell">
      <style:table-cell-properties style:vertical-align="middle" fo:background-color="#eeeeff" fo:padding="0in" fo:border="none" style:writing-mode="lr-tb">
        <style:background-image/>
      </style:table-cell-properties>
    </style:style>
    <style:style style:name="Table156" style:family="table">
      <style:table-properties style:width="6.3in" table:align="left" style:writing-mode="lr-tb"/>
    </style:style>
    <style:style style:name="Table156.A" style:family="table-column">
      <style:table-column-properties style:column-width="6.3in"/>
    </style:style>
    <style:style style:name="Table156.1" style:family="table-row">
      <style:table-row-properties fo:keep-together="auto"/>
    </style:style>
    <style:style style:name="Table156.A1" style:family="table-cell">
      <style:table-cell-properties style:vertical-align="middle" fo:background-color="#7a5ada" fo:padding="0in" fo:border="none" style:writing-mode="lr-tb">
        <style:background-image/>
      </style:table-cell-properties>
    </style:style>
    <style:style style:name="Table156.A2" style:family="table-cell">
      <style:table-cell-properties style:vertical-align="middle" fo:background-color="#eeeeff" fo:padding="0in" fo:border="none" style:writing-mode="lr-tb">
        <style:background-image/>
      </style:table-cell-properties>
    </style:style>
    <style:style style:name="Table157" style:family="table">
      <style:table-properties style:width="6.3in" table:align="left" style:writing-mode="lr-tb"/>
    </style:style>
    <style:style style:name="Table157.A" style:family="table-column">
      <style:table-column-properties style:column-width="6.3in"/>
    </style:style>
    <style:style style:name="Table157.1" style:family="table-row">
      <style:table-row-properties fo:keep-together="auto"/>
    </style:style>
    <style:style style:name="Table157.A1" style:family="table-cell">
      <style:table-cell-properties style:vertical-align="middle" fo:background-color="#bbffbb" fo:padding="0in" fo:border="none" style:writing-mode="lr-tb">
        <style:background-image/>
      </style:table-cell-properties>
    </style:style>
    <style:style style:name="Table158" style:family="table">
      <style:table-properties style:width="6.3in" table:align="left" style:writing-mode="lr-tb"/>
    </style:style>
    <style:style style:name="Table158.A" style:family="table-column">
      <style:table-column-properties style:column-width="6.3in"/>
    </style:style>
    <style:style style:name="Table158.1" style:family="table-row">
      <style:table-row-properties fo:keep-together="auto"/>
    </style:style>
    <style:style style:name="Table158.A1" style:family="table-cell">
      <style:table-cell-properties style:vertical-align="middle" fo:background-color="#7a5ada" fo:padding="0in" fo:border="none" style:writing-mode="lr-tb">
        <style:background-image/>
      </style:table-cell-properties>
    </style:style>
    <style:style style:name="Table158.A2" style:family="table-cell">
      <style:table-cell-properties style:vertical-align="middle" fo:background-color="#eeeeff" fo:padding="0in" fo:border="none" style:writing-mode="lr-tb">
        <style:background-image/>
      </style:table-cell-properties>
    </style:style>
    <style:style style:name="Table159" style:family="table">
      <style:table-properties style:width="6.3in" table:align="left" style:writing-mode="lr-tb"/>
    </style:style>
    <style:style style:name="Table159.A" style:family="table-column">
      <style:table-column-properties style:column-width="6.3in"/>
    </style:style>
    <style:style style:name="Table159.1" style:family="table-row">
      <style:table-row-properties fo:keep-together="auto"/>
    </style:style>
    <style:style style:name="Table159.A1" style:family="table-cell">
      <style:table-cell-properties style:vertical-align="middle" fo:background-color="#bbffbb" fo:padding="0in" fo:border="none" style:writing-mode="lr-tb">
        <style:background-image/>
      </style:table-cell-properties>
    </style:style>
    <style:style style:name="Table160" style:family="table">
      <style:table-properties style:width="6.3in" table:align="left" style:writing-mode="lr-tb"/>
    </style:style>
    <style:style style:name="Table160.A" style:family="table-column">
      <style:table-column-properties style:column-width="6.3in"/>
    </style:style>
    <style:style style:name="Table160.1" style:family="table-row">
      <style:table-row-properties fo:keep-together="auto"/>
    </style:style>
    <style:style style:name="Table160.A1" style:family="table-cell">
      <style:table-cell-properties style:vertical-align="middle" fo:background-color="#7a5ada" fo:padding="0in" fo:border="none" style:writing-mode="lr-tb">
        <style:background-image/>
      </style:table-cell-properties>
    </style:style>
    <style:style style:name="Table160.A2" style:family="table-cell">
      <style:table-cell-properties style:vertical-align="middle" fo:background-color="#eeeeff" fo:padding="0in" fo:border="none" style:writing-mode="lr-tb">
        <style:background-image/>
      </style:table-cell-properties>
    </style:style>
    <style:style style:name="P1" style:family="paragraph" style:parent-style-name="Standard">
      <style:text-properties officeooo:paragraph-rsid="00109fb2"/>
    </style:style>
    <style:style style:name="P2" style:family="paragraph" style:parent-style-name="Standard" style:list-style-name="WW8Num19">
      <style:paragraph-properties fo:margin-top="0in" fo:margin-bottom="0in" style:contextual-spacing="false" fo:line-height="100%"/>
      <style:text-properties officeooo:paragraph-rsid="00109fb2"/>
    </style:style>
    <style:style style:name="P3" style:family="paragraph" style:parent-style-name="Standard" style:list-style-name="WW8Num19">
      <style:paragraph-properties fo:margin-top="0in" fo:margin-bottom="0.139in" style:contextual-spacing="false" fo:line-height="100%"/>
      <style:text-properties officeooo:paragraph-rsid="00109fb2"/>
    </style:style>
    <style:style style:name="P4" style:family="paragraph" style:parent-style-name="Standard" style:list-style-name="WW8Num19">
      <style:paragraph-properties fo:margin-top="0in" fo:margin-bottom="0.1945in" style:contextual-spacing="false" fo:line-height="100%"/>
      <style:text-properties officeooo:paragraph-rsid="00109fb2"/>
    </style:style>
    <style:style style:name="P5" style:family="paragraph" style:parent-style-name="codetitle">
      <style:paragraph-properties fo:margin-top="0.1945in" fo:margin-bottom="0in" style:contextual-spacing="false"/>
      <style:text-properties officeooo:paragraph-rsid="00109fb2"/>
    </style:style>
    <style:style style:name="P6" style:family="paragraph" style:parent-style-name="chaphead">
      <style:text-properties officeooo:paragraph-rsid="00109fb2"/>
    </style:style>
    <style:style style:name="P7" style:family="paragraph" style:parent-style-name="secthead">
      <style:text-properties officeooo:paragraph-rsid="00109fb2"/>
    </style:style>
    <style:style style:name="P8" style:family="paragraph" style:parent-style-name="Heading_20_3">
      <style:text-properties officeooo:paragraph-rsid="00109fb2"/>
    </style:style>
    <style:style style:name="P9" style:family="paragraph" style:parent-style-name="Normal_20__28_Web_29_">
      <style:text-properties officeooo:paragraph-rsid="00109fb2"/>
    </style:style>
    <style:style style:name="P10" style:family="paragraph" style:parent-style-name="note">
      <style:paragraph-properties fo:margin-top="0.1945in" fo:margin-bottom="0in" style:contextual-spacing="false"/>
      <style:text-properties officeooo:paragraph-rsid="00109fb2"/>
    </style:style>
    <style:style style:name="P11" style:family="paragraph" style:parent-style-name="HTML_20_Preformatted">
      <style:text-properties officeooo:paragraph-rsid="00109fb2"/>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8. Configurarea Sistemului</text:h>
      <text:p text:style-name="P6"><text:span text:style-name="chapnum">8.a. </text:span>Informaţii despre Sistemul de Fişiere</text:p>
      <text:p text:style-name="P7"><text:bookmark-start text:name="book_part1_chap8__chap1_sect1"/>Ce este fstab?<text:bookmark-end text:name="book_part1_chap8__chap1_sect1"/></text:p>
      <text:p text:style-name="P9">Sub Linux, toate partiţiile folosite de sistem trebuie scrise în <text:span text:style-name="path">/etc/fstab</text:span>. Fişierul conţine punctele de mount-are a partiţiilor (unde apar în structura sistemului de fişiere), cum trebuie mountate şi cu ce opţiuni speciale (mount-are automată sau nu, dacă user-ii normali pot mounta sau nu partiţia, etc.). </text:p>
      <text:p text:style-name="P7"><text:bookmark-start text:name="book_part1_chap8__chap1_sect2"/>Crearea /etc/fstab<text:bookmark-end text:name="book_part1_chap8__chap1_sect2"/></text:p>
      <text:p text:style-name="P9"><text:span text:style-name="path">/etc/fstab</text:span> foloseşte o sintaxă specială. Fiecare linie conţine şase câmpuri, separate de spaţiu/spaţii, taburi, sau o combinaţie între cele două. Fiecare câmp îşi are propria semnificaţie: </text:p>
      <text:list xml:id="list3403913733396339671" text:style-name="WW8Num19">
        <text:list-item>
          <text:p text:style-name="P2">Primul câmp prezintă partiţia respectivă (calea către fişierul dispozitiv) </text:p>
        </text:list-item>
        <text:list-item>
          <text:p text:style-name="P3">Al doilea câmp arată directorul de mount-are, unde partiţia trebuie să fie mount-ată. </text:p>
        </text:list-item>
        <text:list-item>
          <text:p text:style-name="P3">Al treilea câmp arată sistemul de fişiere folosit pe partiţie. </text:p>
        </text:list-item>
        <text:list-item>
          <text:p text:style-name="P3">Al patrulea câmp arată opţiunile folosite la mount-area partiţiilor. Deoarece fiecare sistem de fişiere are opţiuni de mount-are specifice, sunteţi încurajaţi să citiţi manualul comenzii mount (man mount) pentru o listare completă. Punctele de mount-are separate sunt separate prin virgule. </text:p>
        </text:list-item>
        <text:list-item>
          <text:p text:style-name="P3">Al cincilea câmp este folosit de <text:span text:style-name="code">dump</text:span> entru a determina dacă pentru partiţia respectivă trebuie efectuat <text:span text:style-name="T1">dump</text:span> sau nu. În general, se poate lăsa valoarea standard <text:span text:style-name="code">0</text:span> (zero). </text:p>
        </text:list-item>
        <text:list-item>
          <text:p text:style-name="P4">Al şaselea câmp este utilizat de <text:span text:style-name="code">fsck</text:span> pentru a determina ordinea în care sistemele de fişiere trebuie <text:span text:style-name="T1">verificate</text:span>, în cazul în care PC-ul nu a fost oprit în mod normal. Sistemul de fişiere root ar trebui să aibă valoarea <text:span text:style-name="code">1</text:span>, în timp ce restul partiţiilor ar trebui să aibă <text:span text:style-name="code">2</text:span> (sau <text:span text:style-name="code">0</text:span>, dacă verificarea nu este necesară). </text:p>
        </text:list-item>
      </text:list>
      <text:p text:style-name="P9">Fişierul <text:span text:style-name="path">/etc/fstab</text:span> implicit prezent în Gentoo <text:span text:style-name="Emphasis1">nu este un fişier valid</text:span>, aşadar, porniţi <text:span text:style-name="code">nano</text:span> (sau editorul favorit) pentru a crea <text:span text:style-name="path">/etc/fstab</text:span>: </text:p>
      <table:table table:name="Table132" table:style-name="Table132">
        <table:table-column table:style-name="Table132.A"/>
        <table:table-row table:style-name="Table132.1">
          <table:table-cell table:style-name="Table132.A1" office:value-type="string">
            <text:p text:style-name="P5"><text:bookmark text:name="book_part1_chap8__chap1_pre1"/>Cod 1.1: Deschiderea /etc/fstab</text:p>
          </table:table-cell>
        </table:table-row>
        <table:table-row table:style-name="Table132.1">
          <table:table-cell table:style-name="Table132.A2" office:value-type="string">
            <text:p text:style-name="P11"># <text:span text:style-name="code-input">nano -w /etc/fstab</text:span></text:p>
          </table:table-cell>
        </table:table-row>
      </table:table>
      <text:p text:style-name="P9">Să vedem cum scriem opţiunile pentru partiţia <text:span text:style-name="path">/boot</text:span>. Acesta este doar un exemplu, astfel, dacă arhitectura folosită nu necesită <text:span text:style-name="path">/boot</text:span> (cum sunt maşinile <text:span text:style-name="T1">PPC</text:span> de la Apple), nu o copiaţi. </text:p>
      <text:p text:style-name="P9">În exemplul nostru implicită pentru x86, <text:span text:style-name="path">/boot</text:span> este partiţia <text:span text:style-name="path">/dev/hda1</text:span>, cu <text:span text:style-name="code">ext2</text:span> ca sistem de fişiere. Trebuie verificat în timpul procesului de boot, aşadar vom scrie: </text:p>
      <table:table table:name="Table133" table:style-name="Table133">
        <table:table-column table:style-name="Table133.A"/>
        <text:soft-page-break/>
        <table:table-row table:style-name="Table133.1">
          <table:table-cell table:style-name="Table133.A1" office:value-type="string">
            <text:p text:style-name="P5"><text:bookmark text:name="book_part1_chap8__chap1_pre2"/>Cod 1.2: Un exemplu de linie /boot pentru /etc/fstab</text:p>
          </table:table-cell>
        </table:table-row>
        <table:table-row table:style-name="Table133.1">
          <table:table-cell table:style-name="Table133.A2" office:value-type="string">
            <text:p text:style-name="P11">/dev/hda1 <text:s text:c="2"/>/boot <text:s text:c="4"/>ext2 <text:s text:c="3"/>defaults <text:s text:c="7"/>1 2</text:p>
          </table:table-cell>
        </table:table-row>
      </table:table>
      <text:p text:style-name="P9">Unii utilizatori nu doresc ca partiţia lor <text:span text:style-name="path">/boot</text:span> să fie mount-ată automat, pentru a imbunătăţi securitatea sistemului. Aceştia trebuie să înlocuiască <text:span text:style-name="code">defaults</text:span> cu <text:span text:style-name="code">noauto</text:span>. Aceasta înseamnă că trebuie să mount-aţi manual partiţia de câte ori doriţi să o folosiţi. </text:p>
      <text:p text:style-name="P9">Acum, pentru a îmbunătăţi performanţa, cei mai mulţi utilizatori ar trebui să adauge opţiunea <text:span text:style-name="code">noatime</text:span>, opţiune ce va duce la o mărire a vitezei sistemului, fiindcă timpii de acces nu sunt înregistraţi (în general nu sunt necesari) </text:p>
      <table:table table:name="Table134" table:style-name="Table134">
        <table:table-column table:style-name="Table134.A"/>
        <table:table-row table:style-name="Table134.1">
          <table:table-cell table:style-name="Table134.A1" office:value-type="string">
            <text:p text:style-name="P5"><text:bookmark text:name="book_part1_chap8__chap1_pre3"/>Cod 1.3: O linie /boot optimizată din /etc/fstab</text:p>
          </table:table-cell>
        </table:table-row>
        <table:table-row table:style-name="Table134.1">
          <table:table-cell table:style-name="Table134.A2" office:value-type="string">
            <text:p text:style-name="P11">/dev/hda1 <text:s text:c="2"/>/boot <text:s text:c="4"/>ext2 <text:s text:c="3"/>defaults,noatime <text:s text:c="3"/>1 2</text:p>
          </table:table-cell>
        </table:table-row>
      </table:table>
      <text:p text:style-name="P9">Dacă am continua, am ajunge să avem următoarele trei linii (pentru partiţiile <text:span text:style-name="path">/boot</text:span>, <text:span text:style-name="path">/</text:span> şi swap): </text:p>
      <table:table table:name="Table135" table:style-name="Table135">
        <table:table-column table:style-name="Table135.A"/>
        <table:table-row table:style-name="Table135.1">
          <table:table-cell table:style-name="Table135.A1" office:value-type="string">
            <text:p text:style-name="P5"><text:bookmark text:name="book_part1_chap8__chap1_pre4"/>Cod 1.4: Trei linii /etc/fstab</text:p>
          </table:table-cell>
        </table:table-row>
        <table:table-row table:style-name="Table135.1">
          <table:table-cell table:style-name="Table135.A2" office:value-type="string">
            <text:p text:style-name="P11">/dev/hda1 <text:s text:c="2"/>/boot <text:s text:c="4"/>ext2 <text:s text:c="3"/>defaults,noatime <text:s/>1 2</text:p>
            <text:p text:style-name="P11">/dev/hda2 <text:s text:c="2"/>none <text:s text:c="5"/>swap <text:s text:c="3"/>sw <text:s text:c="15"/>0 0</text:p>
            <text:p text:style-name="P11">/dev/hda3 <text:s text:c="2"/>/ <text:s text:c="8"/>ext3 <text:s text:c="3"/>noatime <text:s text:c="10"/>0 1</text:p>
          </table:table-cell>
        </table:table-row>
      </table:table>
      <text:p text:style-name="P9">Pentru a încheia, ar trebui adăugată o regulă pentru <text:span text:style-name="path">/proc</text:span>, <text:span text:style-name="code">tmpfs</text:span> (obligatoriu) şi pentru CD-ROM (bineînţeles, dacă aveţi alte partiţii sau drive-uri, adăugaţi-le): </text:p>
      <table:table table:name="Table136" table:style-name="Table136">
        <table:table-column table:style-name="Table136.A"/>
        <table:table-row table:style-name="Table136.1">
          <table:table-cell table:style-name="Table136.A1" office:value-type="string">
            <text:p text:style-name="P5"><text:bookmark text:name="book_part1_chap8__chap1_pre5"/>Cod 1.5: Un exemplu final pentru /etc/fstab</text:p>
          </table:table-cell>
        </table:table-row>
        <table:table-row table:style-name="Table136.1">
          <table:table-cell table:style-name="Table136.A2" office:value-type="string">
            <text:p text:style-name="P11">/dev/hda1 <text:s text:c="2"/>/boot <text:s text:c="4"/>ext2 <text:s text:c="3"/>defaults,noatime <text:s text:c="4"/>1 2</text:p>
            <text:p text:style-name="P11">/dev/hda2 <text:s text:c="2"/>none <text:s text:c="5"/>swap <text:s text:c="3"/>sw <text:s text:c="18"/>0 0</text:p>
            <text:p text:style-name="P11">/dev/hda3 <text:s text:c="2"/>/ <text:s text:c="8"/>ext3 <text:s text:c="3"/>noatime <text:s text:c="13"/>0 1</text:p>
            <text:p text:style-name="P11"/>
            <text:p text:style-name="P11">none <text:s text:c="7"/>/proc <text:s text:c="4"/>proc <text:s text:c="3"/>defaults <text:s text:c="12"/>0 0</text:p>
            <text:p text:style-name="P11">none <text:s text:c="7"/>/dev/shm <text:s/>tmpfs <text:s text:c="2"/>nodev,nosuid,noexec <text:s/>0 0</text:p>
            <text:p text:style-name="P11"/>
            <text:p text:style-name="P11">/dev/cdroms/cdrom0 <text:s text:c="3"/>/mnt/cdrom <text:s text:c="3"/>auto <text:s text:c="5"/>noauto,user <text:s text:c="3"/>0 0</text:p>
          </table:table-cell>
        </table:table-row>
      </table:table>
      <text:p text:style-name="P9">Opţiunea <text:span text:style-name="code">auto</text:span> face ca <text:span text:style-name="code">mount</text:span> să ghicească ce sistem de fişiere este folosit (recomandat pentru componente detaşabile, deoarece ele pot avea o varietate de sisteme) iar opţiunea <text:span text:style-name="code">user</text:span> oferă accesul la CD utilizatorilor non-root. </text:p>
      <text:p text:style-name="P9">Acum, folosiţi exemplul de mai sus pentru a crea propriul <text:span text:style-name="path">/etc/fstab</text:span>. Dacă sunteţi utilizator <text:span text:style-name="T1">SPARC</text:span>, ar trebui să adăugaţi şi linia următoare: </text:p>
      <table:table table:name="Table137" table:style-name="Table137">
        <table:table-column table:style-name="Table137.A"/>
        <table:table-row table:style-name="Table137.1">
          <table:table-cell table:style-name="Table137.A1" office:value-type="string">
            <text:p text:style-name="P5"><text:bookmark text:name="book_part1_chap8__chap1_pre6"/>Cod 1.6: Adăugarea unui sistem de fişiere deschis pentru /etc/fstab</text:p>
          </table:table-cell>
        </table:table-row>
        <table:table-row table:style-name="Table137.1">
          <table:table-cell table:style-name="Table137.A2" office:value-type="string">
            <text:p text:style-name="P11">none <text:s text:c="7"/>/proc/openprom <text:s/>openpromfs <text:s text:c="3"/>defaults <text:s text:c="5"/>0 0</text:p>
          </table:table-cell>
        </table:table-row>
      </table:table>
      <text:p text:style-name="P9">Verificaţi de două ori configuraţia <text:span text:style-name="path">/etc/fstab</text:span>, salvaţi şi ieşiţi pentru a continua. </text:p>
      <text:p text:style-name="P6"><text:bookmark text:name="book_part1_chap8__chap2"/><text:soft-page-break/><text:span text:style-name="chapnum">8.b. </text:span>Informaţii reţea</text:p>
      <text:p text:style-name="P7"><text:bookmark-start text:name="book_part1_chap8__chap2_sect1"/>Hostname, Domainname etc.<text:bookmark-end text:name="book_part1_chap8__chap2_sect1"/></text:p>
      <text:p text:style-name="P9">O decizie ce trebuie făcută de user este numele PC-ului. Aceasta pare a fi uşoară, dar <text:span text:style-name="Emphasis1">mulţi</text:span> utilizatori au dificultăţi alegând un nume potrivit pentru PC-ul cu Linux. Pentru a grăbi puţin lucrurile, trebuie să ştiţi că, orice nume alegeţi, acesta poate fi modificat ulterior. Puteţi pur şi simplu să vă numiţi sistemul <text:span text:style-name="code">tux</text:span> şi domeniul <text:span text:style-name="code">homenetwork</text:span>. </text:p>
      <text:p text:style-name="P9">Folosim acestă denumire în exemplul următor. Mai întâi, setăm numele: </text:p>
      <table:table table:name="Table138" table:style-name="Table138">
        <table:table-column table:style-name="Table138.A"/>
        <table:table-row table:style-name="Table138.1">
          <table:table-cell table:style-name="Table138.A1" office:value-type="string">
            <text:p text:style-name="P5"><text:bookmark text:name="book_part1_chap8__chap2_pre1"/>Cod 2.1: Setarea numelui</text:p>
          </table:table-cell>
        </table:table-row>
        <table:table-row table:style-name="Table138.1">
          <table:table-cell table:style-name="Table138.A2" office:value-type="string">
            <text:p text:style-name="P11"># <text:span text:style-name="code-input">nano -w /etc/conf.d/hostname</text:span></text:p>
            <text:p text:style-name="P11"/>
            <text:p text:style-name="P11"><text:span text:style-name="code-comment">(Setaţi variabila HOSTNAME pentru numele sistemului)</text:span></text:p>
            <text:p text:style-name="P11">HOSTNAME="<text:span text:style-name="code-input">tux</text:span>"</text:p>
          </table:table-cell>
        </table:table-row>
      </table:table>
      <text:p text:style-name="P9">Apoi, setăm numele domeniului: </text:p>
      <table:table table:name="Table139" table:style-name="Table139">
        <table:table-column table:style-name="Table139.A"/>
        <table:table-row table:style-name="Table139.1">
          <table:table-cell table:style-name="Table139.A1" office:value-type="string">
            <text:p text:style-name="P5"><text:bookmark text:name="book_part1_chap8__chap2_pre2"/>Cod 2.2: Setarea numelui domeniului</text:p>
          </table:table-cell>
        </table:table-row>
        <table:table-row table:style-name="Table139.1">
          <table:table-cell table:style-name="Table139.A2" office:value-type="string">
            <text:p text:style-name="P11"># <text:span text:style-name="code-input">nano -w /etc/conf.d/domainname</text:span></text:p>
            <text:p text:style-name="P11"/>
            <text:p text:style-name="P11"><text:span text:style-name="code-comment">(Setaţi variabila DNSDOMAIN cu numele domeniului dvs.)</text:span></text:p>
            <text:p text:style-name="P11">DNSDOMAIN="<text:span text:style-name="code-input">homenetwork</text:span>"</text:p>
          </table:table-cell>
        </table:table-row>
      </table:table>
      <text:p text:style-name="P9">Dacă aveţi un domeniu NIS (dacă nu ştiţi ce este acesta, sigur nu utilizaţi aşa ceva), aveţi nevoie să-l definiţi şi pe acesta: </text:p>
      <table:table table:name="Table140" table:style-name="Table140">
        <table:table-column table:style-name="Table140.A"/>
        <table:table-row table:style-name="Table140.1">
          <table:table-cell table:style-name="Table140.A1" office:value-type="string">
            <text:p text:style-name="P5"><text:bookmark text:name="book_part1_chap8__chap2_pre3"/>Cod 2.3: Setarea numelui de domeniu NIS</text:p>
          </table:table-cell>
        </table:table-row>
        <table:table-row table:style-name="Table140.1">
          <table:table-cell table:style-name="Table140.A2" office:value-type="string">
            <text:p text:style-name="P11"># <text:span text:style-name="code-input">nano -w /etc/conf.d/domainname</text:span></text:p>
            <text:p text:style-name="P11"/>
            <text:p text:style-name="P11"><text:span text:style-name="code-comment">(Setaţi variabila NISDOMAIN cu numele domeniului NIS)</text:span></text:p>
            <text:p text:style-name="P11">NISDOMAIN="<text:span text:style-name="code-input">my-nisdomain</text:span>"</text:p>
          </table:table-cell>
        </table:table-row>
      </table:table>
      <text:p text:style-name="P7"><text:bookmark-start text:name="book_part1_chap8__chap2_sect2"/>Configurarea reţelei<text:bookmark-end text:name="book_part1_chap8__chap2_sect2"/></text:p>
      <text:p text:style-name="P9">Înainte de a avea acea stare "Hei, am mai făcut asta o dată", trebuie să ştiţi că setările făcute la începutul instalării au fost DOAR pentru instalare. Acum, vom face configurările permanente pentru noul sistem Gentoo. </text:p>
      <table:table table:name="Table141" table:style-name="Table141">
        <table:table-column table:style-name="Table141.A"/>
        <table:table-row table:style-name="Table141.1">
          <table:table-cell table:style-name="Table141.A1" office:value-type="string">
            <text:p text:style-name="P10"><text:span text:style-name="T1">Notă: </text:span>Informaţii mai detaliate despre reţea, incluzând subiecte avansate ca sistemele bonding, bridging, reţele VLAN 802.1Q sau reţelistica wireless, sunt incluse în secţiunea despre <text:a xlink:type="simple" xlink:href="http://www.gentoo.org/doc/ro/handbook/handbook-x86.xml?full=1#book_part4"><text:span text:style-name="Internet_20_link">Configurarea Reţelei în Gentoo</text:span></text:a>. </text:p>
          </table:table-cell>
        </table:table-row>
      </table:table>
      <text:p text:style-name="P9">Toate setările reţelei sunt ţinute în <text:span text:style-name="path">/etc/conf.d/net</text:span>. Acesta foloseşte o sintaxă simplă, dar care nu poate fi folosită intuitiv, dacă nu ştiţi să setaţi reţeaua manual. Dar nu vă temeţi, vă vom explica <text:soft-page-break/>totul. Un exemplu de fişier comentat ce acoperă deverse configuraţii este disponibil în <text:span text:style-name="path">/etc/conf.d/net.example</text:span>. </text:p>
      <text:p text:style-name="P9">DHCP este utilizat implicit şi nu necesită nici o configurare ulterioară. </text:p>
      <text:p text:style-name="P9">Dacă trebuie să vă configuraţi conexiunea la reţea, fie pentru că aveţi nevoie să specificaţi anumite opţiuni DHCP sau pentru că nu utilizaţi deloc DHCP, deschideţi <text:span text:style-name="path">/etc/conf.d/net</text:span> cu editorul vaforit (în acest exemplu este folosit nano ): </text:p>
      <table:table table:name="Table142" table:style-name="Table142">
        <table:table-column table:style-name="Table142.A"/>
        <table:table-row table:style-name="Table142.1">
          <table:table-cell table:style-name="Table142.A1" office:value-type="string">
            <text:p text:style-name="P5"><text:bookmark text:name="book_part1_chap8__chap2_pre4"/>Cod 2.4: Deschiderea /etc/conf.d/net pentru editare</text:p>
          </table:table-cell>
        </table:table-row>
        <table:table-row table:style-name="Table142.1">
          <table:table-cell table:style-name="Table142.A2" office:value-type="string">
            <text:p text:style-name="P11"># <text:span text:style-name="code-input">nano -w /etc/conf.d/net</text:span></text:p>
          </table:table-cell>
        </table:table-row>
      </table:table>
      <text:p text:style-name="P9">Veţi observa următorul fişier: </text:p>
      <table:table table:name="Table143" table:style-name="Table143">
        <table:table-column table:style-name="Table143.A"/>
        <table:table-row table:style-name="Table143.1">
          <table:table-cell table:style-name="Table143.A1" office:value-type="string">
            <text:p text:style-name="P5"><text:bookmark text:name="book_part1_chap8__chap2_pre5"/>Cod 2.5: Fişierul implicit /etc/conf.d/net</text:p>
          </table:table-cell>
        </table:table-row>
        <table:table-row table:style-name="Table143.1">
          <table:table-cell table:style-name="Table143.A2" office:value-type="string">
            <text:p text:style-name="P11"># Această configuraţie goală va utiliza automat DHCP pentru pentru orice script</text:p>
            <text:p text:style-name="P11"># net.* din /etc/init.d. Pentru a crea o configuraţie mai completă, vă rugăm</text:p>
            <text:p text:style-name="P11"># să analizaţi fişierul /etc/conf.d/net.example şi să salvaţi configuraţia în</text:p>
            <text:p text:style-name="P11"># /etc/conf.d/net (acest fişier :]!).</text:p>
          </table:table-cell>
        </table:table-row>
      </table:table>
      <text:p text:style-name="P9">Pentru a introduce propriile dvs. adrese IP, netmask şi gateway, trebuie să setaţi atât <text:span text:style-name="code">config_eth0</text:span> cât şi <text:span text:style-name="code">routes_eth0</text:span>: </text:p>
      <table:table table:name="Table144" table:style-name="Table144">
        <table:table-column table:style-name="Table144.A"/>
        <table:table-row table:style-name="Table144.1">
          <table:table-cell table:style-name="Table144.A1" office:value-type="string">
            <text:p text:style-name="P5"><text:bookmark text:name="book_part1_chap8__chap2_pre6"/>Cod 2.6: Setarea manuală a informaţiilor despre IP pentru eth0</text:p>
          </table:table-cell>
        </table:table-row>
        <table:table-row table:style-name="Table144.1">
          <table:table-cell table:style-name="Table144.A2" office:value-type="string">
            <text:p text:style-name="P11">config_eth0=( "192.168.0.2 netmask 255.255.255.0 brd 192.168.0.255" )</text:p>
            <text:p text:style-name="P11">routes_eth0=( "default gw 192.168.0.1" )</text:p>
          </table:table-cell>
        </table:table-row>
      </table:table>
      <text:p text:style-name="P9">Pentru a utiliza DHCP şi a adăuga anumite opţiuni DHCP, definiţi <text:span text:style-name="code">config_eth0</text:span> şi <text:span text:style-name="code">dhcp_eth0</text:span>: </text:p>
      <table:table table:name="Table145" table:style-name="Table145">
        <table:table-column table:style-name="Table145.A"/>
        <table:table-row table:style-name="Table145.1">
          <table:table-cell table:style-name="Table145.A1" office:value-type="string">
            <text:p text:style-name="P5"><text:bookmark text:name="book_part1_chap8__chap2_pre7"/>Cod 2.7: Obţinerea unei adrese IP pentru eth0 în mod automat</text:p>
          </table:table-cell>
        </table:table-row>
        <table:table-row table:style-name="Table145.1">
          <table:table-cell table:style-name="Table145.A2" office:value-type="string">
            <text:p text:style-name="P11">config_eth0=( "dhcp" )</text:p>
            <text:p text:style-name="P11">dhcp_eth0="nodns nontp nonis"</text:p>
          </table:table-cell>
        </table:table-row>
      </table:table>
      <text:p text:style-name="P9">Vă rugăm să consultaţi fişierul <text:span text:style-name="path">/etc/conf.d/net.example</text:span> pentru o listă cu toate opţiunile disponibile. </text:p>
      <text:p text:style-name="P9">Dacă aveţi mai multe interfeţe de reţea, repetaţi paşii de mai sus pentru <text:span text:style-name="code">config_eth1</text:span>, <text:span text:style-name="code">config_eth2</text:span>, etc. </text:p>
      <text:p text:style-name="P9">Salvaţi configuraţia şi ieşiţi pentru a continua. </text:p>
      <text:p text:style-name="P7">Pornirea Automată a Reţelei la Boot</text:p>
      <text:p text:style-name="P9"><text:soft-page-break/>Pentru a activa interfeţele de reţea la boot, acestea trebuie adăugate la nivelul de execuţie default. Dacă aveţi interfeţe PCMCIA, ar trebui să săriţi această secţiune, având în vedere că ele sunt pornite de scripturile de iniţializare PCMCIA. </text:p>
      <table:table table:name="Table146" table:style-name="Table146">
        <table:table-column table:style-name="Table146.A"/>
        <table:table-row table:style-name="Table146.1">
          <table:table-cell table:style-name="Table146.A1" office:value-type="string">
            <text:p text:style-name="P5"><text:bookmark text:name="book_part1_chap8__chap2_pre8"/>Cod 2.8: Adăugarea net.eth0 la nivelul de execuţie default</text:p>
          </table:table-cell>
        </table:table-row>
        <table:table-row table:style-name="Table146.1">
          <table:table-cell table:style-name="Table146.A2" office:value-type="string">
            <text:p text:style-name="P11"># <text:span text:style-name="code-input">rc-update add net.eth0 default</text:span></text:p>
          </table:table-cell>
        </table:table-row>
      </table:table>
      <text:p text:style-name="P9">Dacă aveţi mai multe interfeţe de reţea, trebuie să creaţi scripturi de iniţializare corespunzătoare <text:span text:style-name="path">net.eth1</text:span>, <text:span text:style-name="path">net.eth2</text:span> etc. Puteţi folosi <text:span text:style-name="code">ln</text:span> pentru acest lucru: </text:p>
      <table:table table:name="Table147" table:style-name="Table147">
        <table:table-column table:style-name="Table147.A"/>
        <table:table-row table:style-name="Table147.1">
          <table:table-cell table:style-name="Table147.A1" office:value-type="string">
            <text:p text:style-name="P5">Cod 4.19: Crearea de scripturi de iniţializare suplimentare </text:p>
          </table:table-cell>
        </table:table-row>
        <table:table-row table:style-name="Table147.1">
          <table:table-cell table:style-name="Table147.A2" office:value-type="string">
            <text:p text:style-name="P11"># <text:span text:style-name="code-input">cd /etc/init.d</text:span></text:p>
            <text:p text:style-name="P11"># <text:span text:style-name="code-input">ln -s net.eth0 net.eth1</text:span></text:p>
            <text:p text:style-name="P11"># <text:span text:style-name="code-input">rc-update add net.eth1 default</text:span></text:p>
          </table:table-cell>
        </table:table-row>
      </table:table>
      <text:p text:style-name="P7"><text:bookmark-start text:name="book_part1_chap8__chap2_sect4"/>Scrierea Informaţiilor despre Reţea<text:bookmark-end text:name="book_part1_chap8__chap2_sect4"/></text:p>
      <text:p text:style-name="P9">Trebuie să informaţi Linux-ul despre reţea. Acesta este definită în <text:span text:style-name="path">/etc/hosts</text:span> şi permite rezolvarea numelor corespondente adreselor IP pentru host-urile ce nu sunt rezolvate de serverul DNS. Trebuie să va definiţi sistemul. De asemenea, aţi putea să definiţi şi alte sisteme din reţeaua dvs. dacă nu doriţi să vă setaţi propriul server intern de DNS. </text:p>
      <table:table table:name="Table148" table:style-name="Table148">
        <table:table-column table:style-name="Table148.A"/>
        <table:table-row table:style-name="Table148.1">
          <table:table-cell table:style-name="Table148.A1" office:value-type="string">
            <text:p text:style-name="P5"><text:bookmark text:name="book_part1_chap8__chap2_pre10"/>Cod 2.10: Deschiderea /etc/hosts</text:p>
          </table:table-cell>
        </table:table-row>
        <table:table-row table:style-name="Table148.1">
          <table:table-cell table:style-name="Table148.A2" office:value-type="string">
            <text:p text:style-name="P11"># <text:span text:style-name="code-input">nano -w /etc/hosts</text:span></text:p>
          </table:table-cell>
        </table:table-row>
      </table:table>
      <text:p text:style-name="P1"><text:bookmark text:name="book_part1_chap8__chap2_pre11"/></text:p>
      <table:table table:name="Table149" table:style-name="Table149">
        <table:table-column table:style-name="Table149.A"/>
        <table:table-row table:style-name="Table149.1">
          <table:table-cell table:style-name="Table149.A1" office:value-type="string">
            <text:p text:style-name="P5">Cod 2.11: Completarea cu informaţii privind reţeaua</text:p>
          </table:table-cell>
        </table:table-row>
        <table:table-row table:style-name="Table149.1">
          <table:table-cell table:style-name="Table149.A2" office:value-type="string">
            <text:p text:style-name="P11"><text:span text:style-name="code-comment">(Aceasta defineşte sistemul curent)</text:span></text:p>
            <text:p text:style-name="P11">127.0.0.1 <text:s text:c="4"/>tux.homenetwork tux localhost</text:p>
            <text:p text:style-name="P11"/>
            <text:p text:style-name="P11"><text:span text:style-name="code-comment">(Definiţi alte sisteme din reţeaua locală.</text:span></text:p>
            <text:p text:style-name="P11"><text:span text:style-name="code-comment">Acestea au nevoie de o adresă IP statică pentru a fi definite în acest mod.)</text:span></text:p>
            <text:p text:style-name="P11">192.168.0.5 <text:s text:c="2"/>jenny.homenetwork jenny</text:p>
            <text:p text:style-name="P11">192.168.0.6 <text:s text:c="2"/>benny.homenetwork benny</text:p>
          </table:table-cell>
        </table:table-row>
      </table:table>
      <text:p text:style-name="P9">Salvaţi şi ieşiţi din editor pentru a continua. </text:p>
      <text:p text:style-name="P9">Dacă nu aveţi PCMCIA, puteţi continua cu <text:a xlink:type="simple" xlink:href="http://www.gentoo.org/doc/ro/handbook/handbook-x86.xml?full=1#book_part1_chap8__chap3"><text:span text:style-name="Internet_20_link">Informaţiile despre Sistem</text:span></text:a>. Utilizatorii PCMCIA ar trebui să citească următoarea parte despre PCMCIA. </text:p>
      <text:p text:style-name="P7"><text:bookmark-start text:name="book_part1_chap8__chap2_sect5"/>Opţional: Activarea PCMCIA în scopul Funcţionării<text:bookmark-end text:name="book_part1_chap8__chap2_sect5"/></text:p>
      <table:table table:name="Table150" table:style-name="Table150">
        <table:table-column table:style-name="Table150.A"/>
        <table:table-row table:style-name="Table150.1">
          <table:table-cell table:style-name="Table150.A1" office:value-type="string">
            <text:p text:style-name="P10"><text:span text:style-name="T1">Notă: </text:span>pcmcia-cs este disponibil doar pentru platformele x86, amd64 şi ppc. </text:p>
          </table:table-cell>
        </table:table-row>
      </table:table>
      <text:p text:style-name="P9">Utilizatorii PCMCIA ar trebui mai întâi să instaleze pachetul <text:span text:style-name="code">pcmcia-cs</text:span>. Aceasta îi include şi pe utilizatorii ce vor rula un kernel 2.6 (chiar dacă aceştia nu vor utiliza driver-ele PCMCIA din acest <text:soft-page-break/>pachet). <text:span text:style-name="code">USE="-X"</text:span> este necesar pentru a nu instala xorg-x11 în acest moment: </text:p>
      <table:table table:name="Table151" table:style-name="Table151">
        <table:table-column table:style-name="Table151.A"/>
        <table:table-row table:style-name="Table151.1">
          <table:table-cell table:style-name="Table151.A1" office:value-type="string">
            <text:p text:style-name="P5"><text:bookmark text:name="book_part1_chap8__chap2_pre12"/>Cod 2.12: Instalarea pcmcia-cs</text:p>
          </table:table-cell>
        </table:table-row>
        <table:table-row table:style-name="Table151.1">
          <table:table-cell table:style-name="Table151.A2" office:value-type="string">
            <text:p text:style-name="P11"># <text:span text:style-name="code-input">USE="-X" emerge pcmcia-cs</text:span></text:p>
          </table:table-cell>
        </table:table-row>
      </table:table>
      <text:p text:style-name="P9">După instalarea <text:span text:style-name="code">pcmcia-cs</text:span>, adăgaţi <text:span text:style-name="code">pcmcia</text:span> la runlevel-ul default: </text:p>
      <table:table table:name="Table152" table:style-name="Table152">
        <table:table-column table:style-name="Table152.A"/>
        <table:table-row table:style-name="Table152.1">
          <table:table-cell table:style-name="Table152.A1" office:value-type="string">
            <text:p text:style-name="P5"><text:bookmark text:name="book_part1_chap8__chap2_pre13"/>Cod 2.13: Adăugarea pcmcia la nivelul de execuţie default</text:p>
          </table:table-cell>
        </table:table-row>
        <table:table-row table:style-name="Table152.1">
          <table:table-cell table:style-name="Table152.A2" office:value-type="string">
            <text:p text:style-name="P11"># <text:span text:style-name="code-input">rc-update add pcmcia default</text:span></text:p>
          </table:table-cell>
        </table:table-row>
      </table:table>
      <text:p text:style-name="P6"><text:bookmark text:name="book_part1_chap8__chap3"/>8.c. Informaţii Despre Sistem</text:p>
      <text:p text:style-name="P7"><text:bookmark-start text:name="book_part1_chap8__chap3_sect1"/>Parola pentru Root<text:bookmark-end text:name="book_part1_chap8__chap3_sect1"/></text:p>
      <text:p text:style-name="P9">Mai întâi setăm parola pentru root, tastând: </text:p>
      <table:table table:name="Table153" table:style-name="Table153">
        <table:table-column table:style-name="Table153.A"/>
        <table:table-row table:style-name="Table153.1">
          <table:table-cell table:style-name="Table153.A1" office:value-type="string">
            <text:p text:style-name="P5"><text:bookmark text:name="book_part1_chap8__chap3_pre1"/>Cod 3.1: Setarea parolei pentru root</text:p>
          </table:table-cell>
        </table:table-row>
        <table:table-row table:style-name="Table153.1">
          <table:table-cell table:style-name="Table153.A2" office:value-type="string">
            <text:p text:style-name="P11"># <text:span text:style-name="code-input">passwd</text:span></text:p>
          </table:table-cell>
        </table:table-row>
      </table:table>
      <text:p text:style-name="P9">Dacă doriţi ca root să poată se efectueze login printr-o consolă serial, adăugaţi <text:span text:style-name="code">tts/0</text:span> în <text:span text:style-name="path">/etc/securetty</text:span>: </text:p>
      <table:table table:name="Table154" table:style-name="Table154">
        <table:table-column table:style-name="Table154.A"/>
        <table:table-row table:style-name="Table154.1">
          <table:table-cell table:style-name="Table154.A1" office:value-type="string">
            <text:p text:style-name="P5"><text:bookmark text:name="book_part1_chap8__chap3_pre2"/>Cod 3.2: Adăugarea tts/0 în /etc/securetty</text:p>
          </table:table-cell>
        </table:table-row>
        <table:table-row table:style-name="Table154.1">
          <table:table-cell table:style-name="Table154.A2" office:value-type="string">
            <text:p text:style-name="P11"># <text:span text:style-name="code-input">echo "tts/0" &gt;&gt; /etc/securetty</text:span></text:p>
          </table:table-cell>
        </table:table-row>
      </table:table>
      <text:p text:style-name="P7"><text:bookmark-start text:name="book_part1_chap8__chap3_sect2"/>Informaţii Despre Sistem<text:bookmark-end text:name="book_part1_chap8__chap3_sect2"/></text:p>
      <text:p text:style-name="P9">Gentoo foloseşte <text:span text:style-name="path">/etc/rc.conf</text:span> pentru configuraţii generale, care afectează tot sistemul. Deschideţi <text:span text:style-name="path">/etc/rc.conf</text:span> şi savuraţi toate comentariile din acest fişier :) </text:p>
      <table:table table:name="Table155" table:style-name="Table155">
        <table:table-column table:style-name="Table155.A"/>
        <table:table-row table:style-name="Table155.1">
          <table:table-cell table:style-name="Table155.A1" office:value-type="string">
            <text:p text:style-name="P5"><text:bookmark text:name="book_part1_chap8__chap3_pre3"/>Cod 3.3: Deschiderea /etc/rc.conf</text:p>
          </table:table-cell>
        </table:table-row>
        <table:table-row table:style-name="Table155.1">
          <table:table-cell table:style-name="Table155.A2" office:value-type="string">
            <text:p text:style-name="P11"># <text:span text:style-name="code-input">nano -w /etc/rc.conf</text:span></text:p>
          </table:table-cell>
        </table:table-row>
      </table:table>
      <text:p text:style-name="P9">Când aţi terminat configurarea în fişierul <text:span text:style-name="path">/etc/rc.conf</text:span>, salvaţi şi ieşiţi. </text:p>
      <text:p text:style-name="P9">După cum se poate observa, fişierul are multe comentarii pentru a vă ajuta în setarea corectă a variabilelor de configurare necesare. Vă puteţi configura fonturile pentru consolă, editorul implicit şi managerul de login (ca gdm sau kdm). </text:p>
      <text:p text:style-name="P9">Gentoo utilizează <text:span text:style-name="path">/etc/conf.d/keymaps</text:span> pentru a manipula configurarea tastaturii. Editaţi-l pentru a vă configura tastatura. </text:p>
      <table:table table:name="Table156" table:style-name="Table156">
        <table:table-column table:style-name="Table156.A"/>
        <table:table-row table:style-name="Table156.1">
          <table:table-cell table:style-name="Table156.A1" office:value-type="string">
            <text:p text:style-name="P5"><text:bookmark text:name="book_part1_chap8__chap3_pre4"/>Cod 3.4: Deschiderea fişierului /etc/conf.d/keymaps</text:p>
          </table:table-cell>
        </table:table-row>
        <text:soft-page-break/>
        <table:table-row table:style-name="Table156.1">
          <table:table-cell table:style-name="Table156.A2" office:value-type="string">
            <text:p text:style-name="P11"># <text:span text:style-name="code-input">nano -w /etc/conf.d/keymaps</text:span></text:p>
          </table:table-cell>
        </table:table-row>
      </table:table>
      <text:p text:style-name="P9">Acordaţi mai multă atenţie variabilei <text:span text:style-name="code">KEYMAP</text:span>. Dacă selectaţi în mod greşit <text:span text:style-name="code">KEYMAP</text:span>, veţi obţine rezultate ciudate când tastaţi. </text:p>
      <table:table table:name="Table157" table:style-name="Table157">
        <table:table-column table:style-name="Table157.A"/>
        <table:table-row table:style-name="Table157.1">
          <table:table-cell table:style-name="Table157.A1" office:value-type="string">
            <text:p text:style-name="P10"><text:span text:style-name="T1">Notă: </text:span>Utilizatorii sistemelor <text:span text:style-name="T1">SPARC</text:span> bazate pe USB şi alte clone <text:span text:style-name="T1">SPARC</text:span> vor avea nevoie probabil să selecteze un tip de dispunere i386 (precum "us") în loc de "sunkeymap". <text:span text:style-name="T1">PPC</text:span> utilizează o dispunere a tastelor de tipul x86 pe majoritatea sistemelor. Utilizatorii ce doresc să poată utiliza tipurile de dispunere ADB la boot, trebuie să activeze semnalele codurilor de taste ADB în kernel-ul lor şi trebuie să seteze un tip de dispunere mac/ppc în <text:span text:style-name="path">/etc/conf.d/keymaps</text:span>. </text:p>
          </table:table-cell>
        </table:table-row>
      </table:table>
      <text:p text:style-name="P9">Când aţi terminat configurarea <text:span text:style-name="path">/etc/conf.d/keymaps</text:span>, salvaţi şi ieşiţi. </text:p>
      <text:p text:style-name="P9">Gentoo utilizează <text:span text:style-name="path">/etc/conf.d/clock</text:span> pentru a seta opţiunile de ceas. Editaţi-l conform nevoilor dvs. </text:p>
      <table:table table:name="Table158" table:style-name="Table158">
        <table:table-column table:style-name="Table158.A"/>
        <table:table-row table:style-name="Table158.1">
          <table:table-cell table:style-name="Table158.A1" office:value-type="string">
            <text:p text:style-name="P5"><text:bookmark text:name="book_part1_chap8__chap3_pre5"/>Cod 3.5: Deschiderea fişierului /etc/conf.d/clock</text:p>
          </table:table-cell>
        </table:table-row>
        <table:table-row table:style-name="Table158.1">
          <table:table-cell table:style-name="Table158.A2" office:value-type="string">
            <text:p text:style-name="P11"># <text:span text:style-name="code-input">nano -w /etc/conf.d/clock</text:span></text:p>
          </table:table-cell>
        </table:table-row>
      </table:table>
      <text:p text:style-name="P9">Dacă ceasul hardware nu este setat la UTC, trebuie sa adăugaţi <text:span text:style-name="code">CLOCK="local"</text:span> în acest fişier. Altfel, veţi observa mesaje despre "clock skew" (ceas desincronizat). În plus, Windows presupune că ceasul hardware este setat ca local, deci decă doriţi dualboot ar trebui să setaţi această variabilă corespunzător, altfel vor apărea probleme. </text:p>
      <text:p text:style-name="P9">Când aţi terminat configurarea <text:span text:style-name="path">/etc/conf.d/clock</text:span>, salvaţi şi ieşiţi. </text:p>
      <text:p text:style-name="P9">Dacă nu instalaţi Gentoo pe un sistem IBM PPC64, continuaţi cu <text:a xlink:type="simple" xlink:href="http://www.gentoo.org/doc/ro/handbook/handbook-x86.xml?full=1#book_part1_chap9"><text:span text:style-name="Internet_20_link">Instalarea Utilitarelor de Sistem Necesare</text:span></text:a>. </text:p>
      <text:p text:style-name="P7"><text:bookmark-start text:name="book_part1_chap8__chap3_sect3"/>Configurarea Consolei<text:bookmark-end text:name="book_part1_chap8__chap3_sect3"/></text:p>
      <table:table table:name="Table159" table:style-name="Table159">
        <table:table-column table:style-name="Table159.A"/>
        <table:table-row table:style-name="Table159.1">
          <table:table-cell table:style-name="Table159.A1" office:value-type="string">
            <text:p text:style-name="P10"><text:span text:style-name="T1">Notă: </text:span>Următoarea secţiune se aplică platformelor hardware IBM PPC64. </text:p>
          </table:table-cell>
        </table:table-row>
      </table:table>
      <text:p text:style-name="P9">Dacă rulaţi Gentoo pe un sistem IBM PPC64 şi utilizaţi o consolă virtuală, trebuie să decomentaţi linia corespunzătoare în <text:span text:style-name="path">/etc/inittab</text:span> pentru ca această consolă virtuală să ruleze un prompt de login. </text:p>
      <table:table table:name="Table160" table:style-name="Table160">
        <table:table-column table:style-name="Table160.A"/>
        <table:table-row table:style-name="Table160.1">
          <table:table-cell table:style-name="Table160.A1" office:value-type="string">
            <text:p text:style-name="P5"><text:bookmark text:name="book_part1_chap8__chap3_pre6"/>Cod 3.6: Activarea suportului hvc sau hvsi în /etc/inittab</text:p>
          </table:table-cell>
        </table:table-row>
        <table:table-row table:style-name="Table160.1">
          <table:table-cell table:style-name="Table160.A2" office:value-type="string">
            <text:p text:style-name="P11">hvc0:12345:respawn:/sbin/agetty -L 9600 hvc0</text:p>
            <text:p text:style-name="P11">hvsi:12345:respawn:/sbin/agetty -L 19200 hvsi0</text:p>
          </table:table-cell>
        </table:table-row>
      </table:table>
      <text:p text:style-name="P9">Ar trebui, de asemenea, să verificaţi existenţa consolei virtuale în <text:span text:style-name="path">/etc/securetty</text:span>. </text:p>
      <text:p text:style-name="P9">Acum, puteţi continua cu <text:a xlink:type="simple" xlink:href="http://www.gentoo.org/doc/ro/handbook/handbook-x86.xml?full=1#book_part1_chap9"><text:span text:style-name="Internet_20_link">Instalarea Utilitarelor de Sistem Necesare</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line-height="100%"/>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chaphead"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secthead"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codetitle"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HTML_20_Preformatted" style:display-name="HTML Preformatted" style:family="paragraph" style:parent-style-name="Standard">
      <style:paragraph-properties fo:margin-top="0in" fo:margin-bottom="0in" style:contextual-spacing="false" fo:line-height="100%"/>
      <style:text-properties style:font-name="Courier New" fo:font-size="10pt" style:font-name-asian="Times New Roman" style:font-size-asian="10pt" style:font-name-complex="Courier New" style:font-size-complex="10pt"/>
    </style:style>
    <style:style style:name="note"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Internet_20_link" style:display-name="Internet link" style:family="text">
      <style:text-properties fo:color="#0000ff" style:text-underline-style="solid" style:text-underline-width="auto" style:text-underline-color="font-color"/>
    </style:style>
    <style:style style:name="Default_20_Paragraph_20_Font" style:display-name="Default Paragraph Font" style:family="text"/>
    <style:style style:name="chapnum" style:family="text" style:parent-style-name="Default_20_Paragraph_20_Font"/>
    <style:style style:name="path" style:family="text" style:parent-style-name="Default_20_Paragraph_20_Font"/>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code" style:family="text" style:parent-style-name="Default_20_Paragraph_20_Font"/>
    <style:style style:name="Emphasis1" style:family="text" style:parent-style-name="Default_20_Paragraph_20_Font"/>
    <style:style style:name="code-input" style:family="text" style:parent-style-name="Default_20_Paragraph_20_Font"/>
    <style:style style:name="code-comment"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08:44:51.70</meta:creation-date>
    <dc:date>2013-03-12T08:45:54.25</dc:date>
    <meta:editing-duration>P0D</meta:editing-duration>
    <meta:editing-cycles>1</meta:editing-cycles>
    <meta:document-statistic meta:table-count="29" meta:image-count="0" meta:object-count="0" meta:page-count="7" meta:paragraph-count="148" meta:word-count="1861" meta:character-count="12793" meta:non-whitespace-character-count="10799"/>
    <meta:generator>LibreOffice/4.0.0.3$Windows_x86 LibreOffice_project/7545bee9c2a0782548772a21bc84a9dcc583b89</meta:generator>
  </office:meta>
</office:document-meta>
</file>